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74000005BE3BA8492DF64CD893.png" manifest:media-type="image/png"/>
  <manifest:file-entry manifest:full-path="Pictures/1000020100000351000001AFFC9C4888212B56CC.png" manifest:media-type="image/png"/>
  <manifest:file-entry manifest:full-path="Pictures/10000201000006C0000003632985844D328BC815.png" manifest:media-type="image/png"/>
  <manifest:file-entry manifest:full-path="Pictures/10000201000004C20000026397A986DE82341FCA.png" manifest:media-type="image/png"/>
  <manifest:file-entry manifest:full-path="Pictures/10000000000005110000028EB704FA1AE7647F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10.115cm, 4.665cm, 9.716cm)" draw:image-opacity="100%" style:mirror="non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1.716cm, 13.347cm, 0cm, 12.777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4.132cm" fo:min-width="3.382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3.589cm" fo:min-width="2.841cm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7.692cm" fo:min-width="3.742cm"/>
    </style:style>
    <style:style style:name="gr7" style:family="graphic" style:parent-style-name="standard">
      <style:graphic-properties draw:stroke="none" svg:stroke-color="#000000" draw:fill="none" draw:fill-color="#ffffff" fo:min-height="1.59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4.646cm, 50.693cm, 0cm, 11.918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26.322cm, 21.058cm, 43.501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5.812cm, 27.596cm, 64.557cm)" draw:image-opacity="100%" style:mirror="none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12.204cm" fo:min-width="4.554cm"/>
    </style:style>
    <style:style style:name="gr1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6.804cm" fo:min-width="4.554cm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17.043cm, 0cm, 17.846cm)" draw:image-opacity="100%" style:mirror="none"/>
    </style:style>
    <style:style style:name="gr1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13.364cm, 0cm, 13.364cm)" draw:image-opacity="100%" style:mirror="none"/>
    </style:style>
    <style:style style:name="gr2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7.033cm, 0cm, 8.982cm)" draw:image-opacity="100%" style:mirror="none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9.282cm" fo:min-width="3.832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8.774cm" fo:min-width="4.824cm"/>
    </style:style>
    <style:style style:name="gr2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0000"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fo:font-size="18pt"/>
    </style:style>
    <style:style style:name="T6" style:family="text">
      <style:text-properties style:font-name="Liberation Sans3" fo:font-size="18pt" style:font-name-asian="Liberation Sans3" style:font-name-complex="Liberation Sans3"/>
    </style:style>
    <style:style style:name="T7" style:family="text">
      <style:text-properties style:font-name="Liberation Sans" fo:font-size="18pt" style:font-name-asian="Liberation Sans3" style:font-name-complex="Liberation Sans3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9.299cm" svg:height="8.629cm" svg:x="8.4cm" svg:y="2cm">
          <draw:image xlink:href="Pictures/10000201000004C20000026397A986DE82341FCA.png" xlink:type="simple" xlink:show="embed" xlink:actuate="onLoad">
            <text:p/>
          </draw:image>
        </draw:frame>
        <draw:frame draw:style-name="gr2" draw:text-style-name="P1" draw:layer="layout" svg:width="4.526cm" svg:height="3.3cm" svg:x="10.7cm" svg:y="13.2cm">
          <draw:image xlink:href="Pictures/10000201000004C20000026397A986DE82341FCA.png" xlink:type="simple" xlink:show="embed" xlink:actuate="onLoad">
            <text:p/>
          </draw:image>
        </draw:frame>
        <draw:line draw:style-name="gr3" draw:text-style-name="P1" draw:layer="layout" svg:x1="13.1cm" svg:y1="12.6cm" svg:x2="13.1cm" svg:y2="13.6cm">
          <text:p/>
        </draw:line>
        <draw:custom-shape draw:style-name="gr4" draw:text-style-name="P2" draw:layer="layout" svg:width="4.3cm" svg:height="4.8cm" svg:x="11.1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01cm" svg:height="4.199cm" svg:x="11.375cm" svg:y="12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cm" svg:height="8.4cm" svg:x="11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2cm" svg:y1="10.5cm" svg:x2="13.2cm" svg:y2="12.2cm">
          <text:p/>
        </draw:line>
        <draw:frame draw:style-name="gr7" draw:text-style-name="P3" draw:layer="layout" svg:width="4.1cm" svg:height="1.843cm" svg:x="13.9cm" svg:y="11cm">
          <draw:text-box>
            <text:p><text:span text:style-name="T1">nd</text:span><text:span text:style-name="T2">,((fob1))</text:span></text:p>
          </draw:text-box>
        </draw:frame>
        <draw:frame draw:style-name="gr8" draw:text-style-name="P4" draw:layer="layout" svg:width="1cm" svg:height="0.962cm" svg:x="16.2cm" svg:y="2.324cm">
          <draw:text-box>
            <text:p>1</text:p>
          </draw:text-box>
        </draw:frame>
        <draw:frame draw:style-name="gr8" draw:text-style-name="P4" draw:layer="layout" svg:width="1.2cm" svg:height="0.962cm" svg:x="15.9cm" svg:y="13.796cm">
          <draw:text-box>
            <text:p>2</text:p>
          </draw:text-box>
        </draw:frame>
        <draw:frame draw:style-name="gr9" draw:text-style-name="P4" draw:layer="layout" svg:width="3.8cm" svg:height="1.673cm" svg:x="11.5cm" svg:y="17.5cm">
          <draw:text-box>
            <text:p><text:span text:style-name="T3">Δ</text:span><text:span text:style-name="T4">(2) = (( ))</text:span></text:p>
          </draw:text-box>
        </draw:frame>
      </draw:page>
      <draw:page draw:name="page2" draw:style-name="dp1" draw:master-page-name="Predefinito">
        <draw:frame draw:style-name="gr1" draw:text-style-name="P1" draw:layer="layout" svg:width="9.299cm" svg:height="8.629cm" svg:x="8.4cm" svg:y="2cm">
          <draw:image xlink:href="Pictures/10000201000004C20000026397A986DE82341FCA.png" xlink:type="simple" xlink:show="embed" xlink:actuate="onLoad">
            <text:p/>
          </draw:image>
        </draw:frame>
        <draw:frame draw:style-name="gr2" draw:text-style-name="P1" draw:layer="layout" svg:width="4.526cm" svg:height="3.3cm" svg:x="10.7cm" svg:y="13.2cm">
          <draw:image xlink:href="Pictures/10000201000004C20000026397A986DE82341FCA.png" xlink:type="simple" xlink:show="embed" xlink:actuate="onLoad">
            <text:p/>
          </draw:image>
        </draw:frame>
        <draw:line draw:style-name="gr3" draw:text-style-name="P1" draw:layer="layout" svg:x1="13.1cm" svg:y1="12.6cm" svg:x2="13.1cm" svg:y2="13.6cm">
          <text:p/>
        </draw:line>
        <draw:custom-shape draw:style-name="gr4" draw:text-style-name="P2" draw:layer="layout" svg:width="4.3cm" svg:height="4.8cm" svg:x="11.1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01cm" svg:height="4.199cm" svg:x="11.375cm" svg:y="12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cm" svg:height="8.4cm" svg:x="11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2cm" svg:y1="10.5cm" svg:x2="13.2cm" svg:y2="12.2cm">
          <text:p/>
        </draw:line>
        <draw:frame draw:style-name="gr7" draw:text-style-name="P3" draw:layer="layout" svg:width="4.1cm" svg:height="1.843cm" svg:x="13.9cm" svg:y="11cm">
          <draw:text-box>
            <text:p><text:span text:style-name="T1">di</text:span><text:span text:style-name="T2">,(( ))</text:span></text:p>
          </draw:text-box>
        </draw:frame>
        <draw:frame draw:style-name="gr8" draw:text-style-name="P5" draw:layer="layout" svg:width="1cm" svg:height="0.962cm" svg:x="16.2cm" svg:y="2.324cm">
          <draw:text-box>
            <text:p><text:span text:style-name="T5">1</text:span></text:p>
          </draw:text-box>
        </draw:frame>
        <draw:frame draw:style-name="gr8" draw:text-style-name="P5" draw:layer="layout" svg:width="1.2cm" svg:height="0.962cm" svg:x="15.9cm" svg:y="13.796cm">
          <draw:text-box>
            <text:p><text:span text:style-name="T5">2</text:span></text:p>
          </draw:text-box>
        </draw:frame>
        <draw:frame draw:style-name="gr9" draw:text-style-name="P5" draw:layer="layout" svg:width="3.8cm" svg:height="1.673cm" svg:x="11.5cm" svg:y="17.5cm">
          <draw:text-box>
            <text:p><text:span text:style-name="T6">Δ</text:span><text:span text:style-name="T7">(2) = (( ))</text:span></text:p>
          </draw:text-box>
        </draw:frame>
      </draw:page>
      <draw:page draw:name="page3" draw:style-name="dp1" draw:master-page-name="Predefinito">
        <draw:frame draw:style-name="gr10" draw:text-style-name="P1" draw:layer="layout" svg:width="5.299cm" svg:height="12.132cm" svg:x="7.2cm" svg:y="2.768cm">
          <draw:image xlink:href="Pictures/1000020100000B74000005BE3BA8492DF64CD893.png" xlink:type="simple" xlink:show="embed" xlink:actuate="onLoad">
            <text:p/>
          </draw:image>
        </draw:frame>
        <draw:frame draw:style-name="gr11" draw:text-style-name="P1" draw:layer="layout" svg:width="2.796cm" svg:height="6.436cm" svg:x="7.2cm" svg:y="17.964cm">
          <draw:image xlink:href="Pictures/1000020100000B74000005BE3BA8492DF64CD893.png" xlink:type="simple" xlink:show="embed" xlink:actuate="onLoad">
            <text:p/>
          </draw:image>
        </draw:frame>
        <draw:frame draw:style-name="gr12" draw:text-style-name="P1" draw:layer="layout" svg:width="2.599cm" svg:height="4.076cm" svg:x="9.801cm" svg:y="17.824cm">
          <draw:image xlink:href="Pictures/1000020100000B74000005BE3BA8492DF64CD893.png" xlink:type="simple" xlink:show="embed" xlink:actuate="onLoad">
            <text:p/>
          </draw:image>
        </draw:frame>
        <draw:custom-shape draw:style-name="gr13" draw:text-style-name="P2" xml:id="id1" draw:id="id1" draw:layer="layout" svg:width="5.6cm" svg:height="13cm" svg:x="7.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5.6cm" svg:height="7.6cm" svg:x="7.3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4cm" svg:y1="17.5cm" svg:x2="8.4cm" svg:y2="18cm">
          <text:p/>
        </draw:line>
        <draw:line draw:style-name="gr3" draw:text-style-name="P1" draw:layer="layout" svg:x1="10.9cm" svg:y1="17.5cm" svg:x2="10.9cm" svg:y2="17.9cm">
          <text:p/>
        </draw:line>
        <draw:connector draw:style-name="gr15" draw:text-style-name="P1" draw:layer="layout" draw:type="line" svg:x1="10cm" svg:y1="15.5cm" svg:x2="10.1cm" svg:y2="17.4cm" draw:start-shape="id1" draw:start-glue-point="2" draw:end-shape="id2" draw:end-glue-point="0" svg:d="M10000 15500l100 1900" svg:viewBox="0 0 101 1901">
          <text:p/>
        </draw:connector>
        <draw:frame draw:style-name="gr9" draw:text-style-name="P7" draw:layer="layout" svg:width="4.9cm" svg:height="1.673cm" svg:x="11.7cm" svg:y="16cm">
          <draw:text-box>
            <text:p><text:span text:style-name="T8">nr</text:span><text:span text:style-name="T9">,((fm1,fob1))</text:span></text:p>
          </draw:text-box>
        </draw:frame>
        <draw:frame draw:style-name="gr16" draw:text-style-name="P4" draw:layer="layout" svg:width="1cm" svg:height="1cm" svg:x="13.4cm" svg:y="2.5cm">
          <draw:text-box>
            <text:p>1</text:p>
          </draw:text-box>
        </draw:frame>
        <draw:frame draw:style-name="gr16" draw:text-style-name="P4" draw:layer="layout" svg:width="1cm" svg:height="1cm" svg:x="13.9cm" svg:y="18.1cm">
          <draw:text-box>
            <text:p>2</text:p>
          </draw:text-box>
        </draw:frame>
        <draw:frame draw:style-name="gr17" draw:text-style-name="P4" draw:layer="layout" svg:width="4cm" svg:height="1.5cm" svg:x="8.2cm" svg:y="25.5cm">
          <draw:text-box>
            <text:p><text:span text:style-name="T3">Δ</text:span><text:span text:style-name="T4">(2) = (( ))</text:span></text:p>
          </draw:text-box>
        </draw:frame>
      </draw:page>
      <draw:page draw:name="page4" draw:style-name="dp1" draw:master-page-name="Predefinito">
        <draw:frame draw:style-name="gr18" draw:text-style-name="P8" draw:layer="layout" svg:width="4.499cm" svg:height="9.531cm" svg:x="7.801cm" svg:y="3.6cm">
          <draw:image xlink:href="Pictures/10000201000006C0000003632985844D328BC815.png" xlink:type="simple" xlink:show="embed" xlink:actuate="onLoad">
            <text:p/>
          </draw:image>
        </draw:frame>
        <draw:frame draw:style-name="gr19" draw:text-style-name="P8" draw:layer="layout" svg:width="3.753cm" svg:height="8.562cm" svg:x="7cm" svg:y="15.549cm">
          <draw:image xlink:href="Pictures/10000000000005110000028EB704FA1AE7647FF5.png" xlink:type="simple" xlink:show="embed" xlink:actuate="onLoad">
            <text:p/>
          </draw:image>
        </draw:frame>
        <draw:frame draw:style-name="gr20" draw:text-style-name="P8" draw:layer="layout" svg:width="3.299cm" svg:height="5.837cm" svg:x="10.401cm" svg:y="15.463cm">
          <draw:image xlink:href="Pictures/1000020100000351000001AFFC9C4888212B56CC.png" xlink:type="simple" xlink:show="embed" xlink:actuate="onLoad">
            <text:p/>
          </draw:image>
        </draw:frame>
        <draw:custom-shape draw:style-name="gr21" draw:text-style-name="P2" draw:layer="layout" svg:width="4.8cm" svg:height="10cm" svg:x="7.8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9cm" svg:height="9.6cm" svg:x="7.6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1cm" svg:y1="13.6cm" svg:x2="10.1cm" svg:y2="15.5cm">
          <text:p/>
        </draw:line>
        <draw:frame draw:style-name="gr23" draw:text-style-name="P7" draw:layer="layout" svg:width="4.9cm" svg:height="1.3cm" svg:x="10.85cm" svg:y="13.9cm">
          <draw:text-box>
            <text:p><text:span text:style-name="T8">nr</text:span><text:span text:style-name="T9">,((fm1,fob1))</text:span></text:p>
          </draw:text-box>
        </draw:frame>
        <draw:frame draw:style-name="gr17" draw:text-style-name="P4" draw:layer="layout" svg:width="4cm" svg:height="1.5cm" svg:x="8.8cm" svg:y="25.2cm">
          <draw:text-box>
            <text:p><text:span text:style-name="T3">Δ</text:span><text:span text:style-name="T4">(2) = (( ))</text:span></text:p>
          </draw:text-box>
        </draw:frame>
        <draw:frame draw:style-name="gr16" draw:text-style-name="P4" draw:layer="layout" svg:width="1cm" svg:height="1cm" svg:x="13.4cm" svg:y="2.5cm">
          <draw:text-box>
            <text:p>1</text:p>
          </draw:text-box>
        </draw:frame>
        <draw:frame draw:style-name="gr16" draw:text-style-name="P4" draw:layer="layout" svg:width="1cm" svg:height="1cm" svg:x="14cm" svg:y="16.2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38:39.212590841</meta:creation-date>
    <dc:date>2016-02-19T09:28:48.387627790</dc:date>
    <meta:editing-duration>PT40M7S</meta:editing-duration>
    <meta:editing-cycles>6</meta:editing-cycles>
    <meta:generator>LibreOffice/5.0.5.2$Linux_X86_64 LibreOffice_project/00m0$Build-2</meta:generator>
    <meta:document-statistic meta:object-count="44"/>
  </office:meta>
</office:document-meta>
</file>